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35cm" fo:min-width="2.3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2.6cm" svg:x="1cm" svg:y="4.4cm">
          <text:p text:style-name="P1"><text:span text:style-name="T1">Customer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cm" svg:y1="5.8cm" svg:x2="6.9cm" svg:y2="5.8cm">
          <text:p/>
        </draw:line>
        <draw:custom-shape draw:style-name="gr1" draw:text-style-name="P2" draw:layer="layout" svg:width="2.8cm" svg:height="2.6cm" svg:x="6.8cm" svg:y="4.3cm">
          <text:p text:style-name="P1"><text:span text:style-name="T1">Book(s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cm" svg:y1="5.8cm" svg:x2="6.8cm" svg:y2="4.9cm">
          <text:p/>
        </draw:line>
        <draw:line draw:style-name="gr2" draw:text-style-name="P1" draw:layer="layout" svg:x1="5.6cm" svg:y1="5.8cm" svg:x2="6.8cm" svg:y2="6.6cm">
          <text:p/>
        </draw:line>
        <draw:line draw:style-name="gr2" draw:text-style-name="P1" draw:layer="layout" svg:x1="2.2cm" svg:y1="2.4cm" svg:x2="3.5cm" svg:y2="2.4cm">
          <text:p/>
        </draw:line>
        <draw:custom-shape draw:style-name="gr1" draw:text-style-name="P2" draw:layer="layout" svg:width="2.8cm" svg:height="2.6cm" svg:x="3.5cm" svg:y="1cm">
          <text:p text:style-name="P1"><text:span text:style-name="T1">Enquiri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3cm" svg:y1="2.3cm" svg:x2="8.2cm" svg:y2="2.3cm">
          <text:p/>
        </draw:line>
        <draw:custom-shape draw:style-name="gr1" draw:text-style-name="P2" draw:layer="layout" svg:width="2.8cm" svg:height="2.6cm" svg:x="6.7cm" svg:y="9.6cm">
          <text:p text:style-name="P1"><text:span text:style-name="T1">Royal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2.6cm" svg:x="1cm" svg:y="9.2cm">
          <text:p text:style-name="P1"><text:span text:style-name="T1">Invoic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cm" svg:y1="7cm" svg:x2="4.9cm" svg:y2="7cm">
          <text:p/>
        </draw:line>
        <draw:line draw:style-name="gr2" draw:text-style-name="P1" draw:layer="layout" svg:x1="6.7cm" svg:y1="9.9cm" svg:x2="6.2cm" svg:y2="10.6cm">
          <text:p/>
        </draw:line>
        <draw:line draw:style-name="gr2" draw:text-style-name="P1" draw:layer="layout" svg:x1="6.2cm" svg:y1="10.6cm" svg:x2="6.7cm" svg:y2="11.2cm">
          <text:p/>
        </draw:line>
        <draw:line draw:style-name="gr2" draw:text-style-name="P1" draw:layer="layout" svg:x1="2.4cm" svg:y1="7cm" svg:x2="2.4cm" svg:y2="9.3cm">
          <text:p/>
        </draw:line>
        <draw:line draw:style-name="gr2" draw:text-style-name="P1" draw:layer="layout" svg:x1="8.2cm" svg:y1="6.9cm" svg:x2="8.2cm" svg:y2="9.6cm">
          <text:p/>
        </draw:line>
        <draw:line draw:style-name="gr2" draw:text-style-name="P1" draw:layer="layout" svg:x1="8.2cm" svg:y1="9cm" svg:x2="7.4cm" svg:y2="9.6cm">
          <text:p/>
        </draw:line>
        <draw:line draw:style-name="gr2" draw:text-style-name="P1" draw:layer="layout" svg:x1="8.2cm" svg:y1="9cm" svg:x2="9.1cm" svg:y2="9.6cm">
          <text:p/>
        </draw:line>
        <draw:line draw:style-name="gr2" draw:text-style-name="P1" draw:layer="layout" svg:x1="4.9cm" svg:y1="10.6cm" svg:x2="4.9cm" svg:y2="7cm">
          <text:p/>
        </draw:line>
        <draw:line draw:style-name="gr2" draw:text-style-name="P1" draw:layer="layout" svg:x1="4.9cm" svg:y1="10.6cm" svg:x2="6.7cm" svg:y2="10.6cm">
          <text:p/>
        </draw:line>
        <draw:line draw:style-name="gr2" draw:text-style-name="P1" draw:layer="layout" svg:x1="8.2cm" svg:y1="2.3cm" svg:x2="8.2cm" svg:y2="4.3cm">
          <text:p/>
        </draw:line>
        <draw:line draw:style-name="gr2" draw:text-style-name="P1" draw:layer="layout" svg:x1="2.2cm" svg:y1="2.4cm" svg:x2="2.2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5:27:54.899000000</meta:creation-date>
    <dc:date>2014-10-23T19:41:17.376000000</dc:date>
    <meta:editing-duration>PT24M27S</meta:editing-duration>
    <meta:editing-cycles>2</meta:editing-cycles>
    <meta:generator>LibreOffice/4.3.2.2$Windows_x86 LibreOffice_project/edfb5295ba211bd31ad47d0bad0118690f76407d</meta:generator>
    <meta:document-statistic meta:object-count="21"/>
  </office:meta>
</office:document-meta>
</file>